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T6" style:parent-style-name="DefaultParagraphFont" style:family="text">
      <style:text-properties fo:font-size="14pt" style:font-size-asian="14pt"/>
    </style:style>
    <style:style style:name="T7" style:parent-style-name="DefaultParagraphFont" style:family="text">
      <style:text-properties fo:font-size="14pt" style:font-size-asian="14pt"/>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style:style style:name="T10" style:parent-style-name="DefaultParagraphFont" style:family="text">
      <style:text-properties fo:font-size="14pt" style:font-size-asian="14pt"/>
    </style:style>
    <style:style style:name="T11" style:parent-style-name="DefaultParagraphFont" style:family="text">
      <style:text-properties fo:font-size="14pt" style:font-size-asian="14pt"/>
    </style:style>
  </office:automatic-styles>
  <office:body>
    <office:text text:use-soft-page-breaks="true">
      <text:p text:style-name="P1">CONCLUSION</text:p>
      <text:p text:style-name="P2">The event I took part in seemed to be roughly a success. I explored and found what sort of games I should be making and who I should make them for. I did this through the<text:s/>questions shown before.</text:p>
      <text:p text:style-name="P3">A problem I came across was related to age. I originally wanted to make a very simple game, as this is the first game I have made, meaning the game would be aimed at a younger age range. Complications arrived and I found that almost<text:s/>the people at the convention were at least 16, with a wide majority being over 30. Older people are obviously more sophisticated than children so results can likely be inaccurate for those I aim my project towards. A solution was met though.</text:p>
      <text:p text:style-name="P4">While at EGX,<text:s/>it was very easy to tell that the people were much older than expected, and I noticed as I arrived at the venue. This lead to the solution I formed. For the sake of simplicity, as it was with the age range, I had planned to make the game for a mobile device. This means lack of complications and extensive features are reasonable: a very simple, easily explained game can be made. As of this, and the age problem, I changed my original questionnaire slightly to inquire about specifically mobile games, not console or PC. This meant answers given would more strongly resemble the views of someone younger due to lack of diversity in the mobile gaming industry. The results were now accurate. Despite this solution, I will have to later assess a younger audience to check.</text:p>
      <text:p text:style-name="P5">From these results, conclusions can be drawn. We find that most console and PC gamers are adults in early 30s, although that is not relevant, and that they are in massive majority men/boys. In terms of what games like to be played, continuously running games are popular with racing games not far behind. I can therefore conclude that games requiring movement, but a lack of excessive skill, are played a lot.</text:p>
      <text:p text:style-name="Normal"><text:span text:style-name="T6">For what people like in a game, I decided again to adapt to mobile gaming. I found that in consol</text:span><text:span text:style-name="T7">e and PC, people looked for story and graphics: as they explained as well as the actual question. Then for mobile games, as specified, people looked for gameplay more than anything else by far. As multiple different people said, “</text:span><text:span text:style-name="T8">Successful<text:s/></text:span><text:span text:style-name="T9">Mobile games can’t be comp</text:span><text:span text:style-name="T10">licated, they have to be straightforwa</text:span><text:span text:style-name="T11">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13:00Z</meta:creation-date>
    <dc:date>2017-06-28T16:01:00Z</dc:date>
    <meta:template xlink:href="Normal" xlink:type="simple"/>
    <meta:editing-cycles>4</meta:editing-cycles>
    <meta:editing-duration>PT60S</meta:editing-duration>
    <meta:document-statistic meta:page-count="1" meta:paragraph-count="4" meta:word-count="340" meta:character-count="2280" meta:row-count="16" meta:non-whitespace-character-count="1944"/>
  </office:meta>
</office:document-meta>
</file>